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mbria Math" style:font-name-complex="Cambria Math"/>
    </style:style>
    <style:style style:name="T3" style:parent-style-name="DefaultParagraphFont" style:family="text">
      <style:text-properties style:font-name="Cambria Math" style:font-name-complex="Cambria Math"/>
    </style:style>
    <style:style style:name="T4" style:parent-style-name="DefaultParagraphFont" style:family="text">
      <style:text-properties style:font-name="Cambria Math" style:font-name-complex="Cambria Math"/>
    </style:style>
    <style:style style:name="T5" style:parent-style-name="DefaultParagraphFont" style:family="text">
      <style:text-properties style:font-name="Cambria Math" style:font-name-complex="Cambria Math"/>
    </style:style>
    <style:style style:name="T6" style:parent-style-name="DefaultParagraphFont" style:family="text">
      <style:text-properties style:font-name="Cambria Math" style:font-name-complex="Cambria Math"/>
    </style:style>
    <style:style style:name="T7" style:parent-style-name="DefaultParagraphFont" style:family="text">
      <style:text-properties style:font-name="Cambria Math" style:font-name-complex="Cambria Math"/>
    </style:style>
    <style:style style:name="T8" style:parent-style-name="DefaultParagraphFont" style:family="text">
      <style:text-properties style:font-name="Cambria Math" style:font-name-complex="Cambria Math"/>
    </style:style>
    <style:style style:name="T9" style:parent-style-name="DefaultParagraphFont" style:family="text">
      <style:text-properties style:font-name="Cambria Math" style:font-name-complex="Cambria Math"/>
    </style:style>
    <style:style style:name="T10" style:parent-style-name="DefaultParagraphFont" style:family="text">
      <style:text-properties style:font-name="Cambria Math" style:font-name-complex="Cambria Math"/>
    </style:style>
    <style:style style:name="T11" style:parent-style-name="DefaultParagraphFont" style:family="text">
      <style:text-properties style:font-name="Cambria Math" style:font-name-complex="Cambria Math"/>
    </style:style>
    <style:style style:name="T12" style:parent-style-name="DefaultParagraphFont" style:family="text">
      <style:text-properties style:font-name="Cambria Math" style:font-name-complex="Cambria Math"/>
    </style:style>
    <style:style style:name="T13" style:parent-style-name="DefaultParagraphFont" style:family="text">
      <style:text-properties style:font-name="Cambria Math" style:font-name-complex="Cambria Math"/>
    </style:style>
    <style:style style:name="T14" style:parent-style-name="DefaultParagraphFont" style:family="text">
      <style:text-properties style:font-name="Cambria Math" style:font-name-complex="Cambria Math"/>
    </style:style>
    <style:style style:name="T15" style:parent-style-name="DefaultParagraphFont" style:family="text">
      <style:text-properties style:font-name="Cambria Math" style:font-name-complex="Cambria Math"/>
    </style:style>
    <style:style style:name="T16" style:parent-style-name="DefaultParagraphFont" style:family="text">
      <style:text-properties style:font-name="Cambria Math" style:font-name-complex="Cambria Math"/>
    </style:style>
    <style:style style:name="T17" style:parent-style-name="DefaultParagraphFont" style:family="text">
      <style:text-properties style:font-name="Cambria Math" style:font-name-complex="Cambria Math"/>
    </style:style>
    <style:style style:name="T18" style:parent-style-name="DefaultParagraphFont" style:family="text">
      <style:text-properties style:font-name="Cambria Math" style:font-name-complex="Cambria Math"/>
    </style:style>
    <style:style style:name="T19" style:parent-style-name="DefaultParagraphFont" style:family="text">
      <style:text-properties style:font-name="Cambria Math" style:font-name-complex="Cambria Math"/>
    </style:style>
    <style:style style:name="T20" style:parent-style-name="DefaultParagraphFont" style:family="text">
      <style:text-properties style:font-name="Cambria Math" style:font-name-complex="Cambria Math"/>
    </style:style>
    <style:style style:name="T21" style:parent-style-name="DefaultParagraphFont" style:family="text">
      <style:text-properties style:font-name="Cambria Math" style:font-name-complex="Cambria Math"/>
    </style:style>
    <style:style style:name="T22" style:parent-style-name="DefaultParagraphFont" style:family="text">
      <style:text-properties style:font-name="Cambria Math" style:font-name-complex="Cambria Math"/>
    </style:style>
    <style:style style:name="T23" style:parent-style-name="DefaultParagraphFont" style:family="text">
      <style:text-properties style:font-name="Cambria Math" style:font-name-complex="Cambria Math"/>
    </style:style>
    <style:style style:name="T24" style:parent-style-name="DefaultParagraphFont" style:family="text">
      <style:text-properties style:font-name="Cambria Math" style:font-name-complex="Cambria Math"/>
    </style:style>
    <style:style style:name="T25" style:parent-style-name="DefaultParagraphFont" style:family="text">
      <style:text-properties style:font-name="Cambria Math" style:font-name-complex="Cambria Math"/>
    </style:style>
    <style:style style:name="T26" style:parent-style-name="DefaultParagraphFont" style:family="text">
      <style:text-properties style:font-name="Cambria Math" style:font-name-complex="Cambria Math"/>
    </style:style>
    <style:style style:name="T27" style:parent-style-name="DefaultParagraphFont" style:family="text">
      <style:text-properties style:font-name="Cambria Math" style:font-name-complex="Cambria Math"/>
    </style:style>
    <style:style style:name="T28" style:parent-style-name="DefaultParagraphFont" style:family="text">
      <style:text-properties style:font-name="Cambria Math" style:font-name-complex="Cambria Math"/>
    </style:style>
    <style:style style:name="T29" style:parent-style-name="DefaultParagraphFont" style:family="text">
      <style:text-properties style:font-name="Cambria Math" style:font-name-complex="Cambria Math"/>
    </style:style>
    <style:style style:name="T30" style:parent-style-name="DefaultParagraphFont" style:family="text">
      <style:text-properties style:font-name="Cambria Math" style:font-name-complex="Cambria Math"/>
    </style:style>
    <style:style style:name="T31" style:parent-style-name="DefaultParagraphFont" style:family="text">
      <style:text-properties style:font-name="Cambria Math" style:font-name-complex="Cambria Math"/>
    </style:style>
    <style:style style:name="T32" style:parent-style-name="DefaultParagraphFont" style:family="text">
      <style:text-properties style:font-name="Cambria Math" style:font-name-complex="Cambria Math"/>
    </style:style>
    <style:style style:name="T33" style:parent-style-name="DefaultParagraphFont" style:family="text">
      <style:text-properties style:font-name="Cambria Math" style:font-name-complex="Cambria Math"/>
    </style:style>
    <style:style style:name="T34" style:parent-style-name="DefaultParagraphFont" style:family="text">
      <style:text-properties style:font-name="Cambria Math" style:font-name-complex="Cambria Math"/>
    </style:style>
    <style:style style:name="T35" style:parent-style-name="DefaultParagraphFont" style:family="text">
      <style:text-properties style:font-name="Cambria Math" style:font-name-complex="Cambria Math"/>
    </style:style>
    <style:style style:name="T36" style:parent-style-name="DefaultParagraphFont" style:family="text">
      <style:text-properties style:font-name="Cambria Math" style:font-name-complex="Cambria Math"/>
    </style:style>
    <style:style style:name="T37" style:parent-style-name="DefaultParagraphFont" style:family="text">
      <style:text-properties style:font-name="Cambria Math" style:font-name-complex="Cambria Math"/>
    </style:style>
    <style:style style:name="T38" style:parent-style-name="DefaultParagraphFont" style:family="text">
      <style:text-properties style:font-name="Cambria Math" style:font-name-complex="Cambria Math"/>
    </style:style>
    <style:style style:name="T39" style:parent-style-name="DefaultParagraphFont" style:family="text">
      <style:text-properties style:font-name="Cambria Math" style:font-name-complex="Cambria Math"/>
    </style:style>
    <style:style style:name="T40" style:parent-style-name="DefaultParagraphFont" style:family="text">
      <style:text-properties style:font-name="Cambria Math" style:font-name-complex="Cambria Math"/>
    </style:style>
    <style:style style:name="T41" style:parent-style-name="DefaultParagraphFont" style:family="text">
      <style:text-properties style:font-name="Cambria Math" style:font-name-complex="Cambria Math"/>
    </style:style>
    <style:style style:name="T42" style:parent-style-name="DefaultParagraphFont" style:family="text">
      <style:text-properties style:font-name="Cambria Math" style:font-name-complex="Cambria Math"/>
    </style:style>
    <style:style style:name="T43" style:parent-style-name="DefaultParagraphFont" style:family="text">
      <style:text-properties style:font-name="Cambria Math" style:font-name-complex="Cambria Math"/>
    </style:style>
    <style:style style:name="T44" style:parent-style-name="DefaultParagraphFont" style:family="text">
      <style:text-properties style:font-name="Cambria Math" style:font-name-complex="Cambria Math"/>
    </style:style>
    <style:style style:name="T45" style:parent-style-name="DefaultParagraphFont" style:family="text">
      <style:text-properties style:font-name="Cambria Math" style:font-name-complex="Cambria Math"/>
    </style:style>
    <style:style style:name="T46" style:parent-style-name="DefaultParagraphFont" style:family="text">
      <style:text-properties style:font-name="Cambria Math" style:font-name-complex="Cambria Math"/>
    </style:style>
    <style:style style:name="T47" style:parent-style-name="DefaultParagraphFont" style:family="text">
      <style:text-properties style:font-name="Cambria Math" style:font-name-complex="Cambria Math"/>
    </style:style>
    <style:style style:name="T48" style:parent-style-name="DefaultParagraphFont" style:family="text">
      <style:text-properties style:font-name="Cambria Math" style:font-name-complex="Cambria Math"/>
    </style:style>
    <style:style style:name="T49" style:parent-style-name="DefaultParagraphFont" style:family="text">
      <style:text-properties style:font-name="Cambria Math" style:font-name-complex="Cambria Math"/>
    </style:style>
    <style:style style:name="T50" style:parent-style-name="DefaultParagraphFont" style:family="text">
      <style:text-properties style:font-name="Cambria Math" style:font-name-complex="Cambria Math"/>
    </style:style>
    <style:style style:name="T51" style:parent-style-name="DefaultParagraphFont" style:family="text">
      <style:text-properties style:font-name="Cambria Math" style:font-name-complex="Cambria Math"/>
    </style:style>
    <style:style style:name="T52" style:parent-style-name="DefaultParagraphFont" style:family="text">
      <style:text-properties style:font-name="Cambria Math" style:font-name-complex="Cambria Math"/>
    </style:style>
    <style:style style:name="T53" style:parent-style-name="DefaultParagraphFont" style:family="text">
      <style:text-properties style:font-name="Cambria Math" style:font-name-complex="Cambria Math"/>
    </style:style>
    <style:style style:name="T54" style:parent-style-name="DefaultParagraphFont" style:family="text">
      <style:text-properties style:font-name="Cambria Math" style:font-name-complex="Cambria Math"/>
    </style:style>
    <style:style style:name="T55" style:parent-style-name="DefaultParagraphFont" style:family="text">
      <style:text-properties style:font-name="Cambria Math" style:font-name-complex="Cambria Math"/>
    </style:style>
    <style:style style:name="T56" style:parent-style-name="DefaultParagraphFont" style:family="text">
      <style:text-properties style:font-name="Cambria Math" style:font-name-complex="Cambria Math"/>
    </style:style>
    <style:style style:name="T57" style:parent-style-name="DefaultParagraphFont" style:family="text">
      <style:text-properties style:font-name="Cambria Math" style:font-name-complex="Cambria Math"/>
    </style:style>
    <style:style style:name="T58" style:parent-style-name="DefaultParagraphFont" style:family="text">
      <style:text-properties style:font-name="Cambria Math" style:font-name-complex="Cambria Math"/>
    </style:style>
    <style:style style:name="T59" style:parent-style-name="DefaultParagraphFont" style:family="text">
      <style:text-properties style:font-name="Cambria Math" style:font-name-complex="Cambria Math"/>
    </style:style>
    <style:style style:name="T60" style:parent-style-name="DefaultParagraphFont" style:family="text">
      <style:text-properties style:font-name="Cambria Math" style:font-name-complex="Cambria Math"/>
    </style:style>
    <style:style style:name="T61" style:parent-style-name="DefaultParagraphFont" style:family="text">
      <style:text-properties style:font-name="Cambria Math" style:font-name-complex="Cambria Math"/>
    </style:style>
    <style:style style:name="T62" style:parent-style-name="DefaultParagraphFont" style:family="text">
      <style:text-properties style:font-name="Cambria Math" style:font-name-complex="Cambria Math"/>
    </style:style>
    <style:style style:name="T63" style:parent-style-name="DefaultParagraphFont" style:family="text">
      <style:text-properties style:font-name="Cambria Math" style:font-name-complex="Cambria Math"/>
    </style:style>
    <style:style style:name="T64" style:parent-style-name="DefaultParagraphFont" style:family="text">
      <style:text-properties style:font-name="Cambria Math" style:font-name-complex="Cambria Math"/>
    </style:style>
    <style:style style:name="T65" style:parent-style-name="DefaultParagraphFont" style:family="text">
      <style:text-properties style:font-name="Cambria Math" style:font-name-complex="Cambria Math"/>
    </style:style>
    <style:style style:name="T66" style:parent-style-name="DefaultParagraphFont" style:family="text">
      <style:text-properties style:font-name="Cambria Math" style:font-name-complex="Cambria Math"/>
    </style:style>
    <style:style style:name="T67" style:parent-style-name="DefaultParagraphFont" style:family="text">
      <style:text-properties style:font-name="Cambria Math" style:font-name-complex="Cambria Math"/>
    </style:style>
    <style:style style:name="T68" style:parent-style-name="DefaultParagraphFont" style:family="text">
      <style:text-properties style:font-name="Cambria Math" style:font-name-complex="Cambria Math"/>
    </style:style>
    <style:style style:name="T69" style:parent-style-name="DefaultParagraphFont" style:family="text">
      <style:text-properties style:font-name="Cambria Math" style:font-name-complex="Cambria Math"/>
    </style:style>
    <style:style style:name="T70" style:parent-style-name="DefaultParagraphFont" style:family="text">
      <style:text-properties style:font-name="Cambria Math" style:font-name-complex="Cambria Math"/>
    </style:style>
    <style:style style:name="T71" style:parent-style-name="DefaultParagraphFont" style:family="text">
      <style:text-properties style:font-name="Cambria Math" style:font-name-complex="Cambria Math"/>
    </style:style>
    <style:style style:name="T72" style:parent-style-name="DefaultParagraphFont" style:family="text">
      <style:text-properties style:font-name="Cambria Math" style:font-name-complex="Cambria Math"/>
    </style:style>
    <style:style style:name="T73" style:parent-style-name="DefaultParagraphFont" style:family="text">
      <style:text-properties style:font-name="Cambria Math" style:font-name-complex="Cambria Math"/>
    </style:style>
    <style:style style:name="T74" style:parent-style-name="DefaultParagraphFont" style:family="text">
      <style:text-properties style:font-name="Cambria Math" style:font-name-complex="Cambria Math"/>
    </style:style>
    <style:style style:name="T75" style:parent-style-name="DefaultParagraphFont" style:family="text">
      <style:text-properties style:font-name="Cambria Math" style:font-name-complex="Cambria Math"/>
    </style:style>
    <style:style style:name="T76" style:parent-style-name="DefaultParagraphFont" style:family="text">
      <style:text-properties style:font-name="Cambria Math" style:font-name-complex="Cambria Math"/>
    </style:style>
    <style:style style:name="T77" style:parent-style-name="DefaultParagraphFont" style:family="text">
      <style:text-properties style:font-name="Cambria Math" style:font-name-complex="Cambria Math"/>
    </style:style>
    <style:style style:name="T78" style:parent-style-name="DefaultParagraphFont" style:family="text">
      <style:text-properties style:font-name="Cambria Math" style:font-name-complex="Cambria Math"/>
    </style:style>
    <style:style style:name="T79" style:parent-style-name="DefaultParagraphFont" style:family="text">
      <style:text-properties style:font-name="Calibri" style:font-name-complex="Calibri"/>
    </style:style>
    <style:style style:name="T80" style:parent-style-name="DefaultParagraphFont" style:family="text">
      <style:text-properties style:font-name="Cambria Math" style:font-name-complex="Cambria Math"/>
    </style:style>
    <style:style style:name="T81" style:parent-style-name="DefaultParagraphFont" style:family="text">
      <style:text-properties style:font-name="Cambria Math" style:font-name-complex="Cambria Math"/>
    </style:style>
    <style:style style:name="T82" style:parent-style-name="DefaultParagraphFont" style:family="text">
      <style:text-properties style:font-name="Calibri" style:font-name-complex="Calibri"/>
    </style:style>
    <style:style style:name="T83" style:parent-style-name="DefaultParagraphFont" style:family="text">
      <style:text-properties style:font-name="Cambria Math" style:font-name-complex="Cambria Math"/>
    </style:style>
    <style:style style:name="T84" style:parent-style-name="DefaultParagraphFont" style:family="text">
      <style:text-properties style:font-name="Cambria Math" style:font-name-complex="Cambria Math"/>
    </style:style>
    <style:style style:name="T85" style:parent-style-name="DefaultParagraphFont" style:family="text">
      <style:text-properties style:font-name="Cambria Math" style:font-name-complex="Cambria Math"/>
    </style:style>
    <style:style style:name="T86" style:parent-style-name="DefaultParagraphFont" style:family="text">
      <style:text-properties style:font-name="Cambria Math" style:font-name-complex="Cambria Math"/>
    </style:style>
    <style:style style:name="T87" style:parent-style-name="DefaultParagraphFont" style:family="text">
      <style:text-properties style:font-name="Cambria Math" style:font-name-complex="Cambria Math"/>
    </style:style>
    <style:style style:name="T88" style:parent-style-name="DefaultParagraphFont" style:family="text">
      <style:text-properties style:font-name="Calibri" style:font-name-complex="Calibri"/>
    </style:style>
    <style:style style:name="T89" style:parent-style-name="DefaultParagraphFont" style:family="text">
      <style:text-properties style:font-name="Cambria Math" style:font-name-complex="Cambria Math"/>
    </style:style>
    <style:style style:name="T90" style:parent-style-name="DefaultParagraphFont" style:family="text">
      <style:text-properties style:font-name="Cambria Math" style:font-name-complex="Cambria Math"/>
    </style:style>
    <style:style style:name="T91" style:parent-style-name="DefaultParagraphFont" style:family="text">
      <style:text-properties style:font-name="Cambria Math" style:font-name-complex="Cambria Math"/>
    </style:style>
    <style:style style:name="T92" style:parent-style-name="DefaultParagraphFont" style:family="text">
      <style:text-properties style:font-name="Cambria Math" style:font-name-complex="Cambria Math"/>
    </style:style>
    <style:style style:name="T93" style:parent-style-name="DefaultParagraphFont" style:family="text">
      <style:text-properties style:font-name="Cambria Math" style:font-name-complex="Cambria Math"/>
    </style:style>
    <style:style style:name="T94" style:parent-style-name="DefaultParagraphFont" style:family="text">
      <style:text-properties style:font-name="Cambria Math" style:font-name-complex="Cambria Math"/>
    </style:style>
    <style:style style:name="T95" style:parent-style-name="DefaultParagraphFont" style:family="text">
      <style:text-properties style:font-name="Cambria Math" style:font-name-complex="Cambria Math"/>
    </style:style>
    <style:style style:name="T96" style:parent-style-name="DefaultParagraphFont" style:family="text">
      <style:text-properties style:font-name="Cambria Math" style:font-name-complex="Cambria Math"/>
    </style:style>
    <style:style style:name="T97" style:parent-style-name="DefaultParagraphFont" style:family="text">
      <style:text-properties style:font-name="Cambria Math" style:font-name-complex="Cambria Math"/>
    </style:style>
    <style:style style:name="T98" style:parent-style-name="DefaultParagraphFont" style:family="text">
      <style:text-properties style:font-name="Cambria Math" style:font-name-complex="Cambria Math"/>
    </style:style>
    <style:style style:name="T99" style:parent-style-name="DefaultParagraphFont" style:family="text">
      <style:text-properties style:font-name="Cambria Math" style:font-name-complex="Cambria Math"/>
    </style:style>
    <style:style style:name="T100" style:parent-style-name="DefaultParagraphFont" style:family="text">
      <style:text-properties style:font-name="Calibri" style:font-name-complex="Calibri"/>
    </style:style>
    <style:style style:name="T101" style:parent-style-name="DefaultParagraphFont" style:family="text">
      <style:text-properties style:font-name="Cambria Math" style:font-name-complex="Cambria Math"/>
    </style:style>
    <style:style style:name="T102" style:parent-style-name="DefaultParagraphFont" style:family="text">
      <style:text-properties style:font-name="Cambria Math" style:font-name-complex="Cambria Math"/>
    </style:style>
    <style:style style:name="T103" style:parent-style-name="DefaultParagraphFont" style:family="text">
      <style:text-properties style:font-name="Cambria Math" style:font-name-complex="Cambria Math"/>
    </style:style>
    <style:style style:name="T104" style:parent-style-name="DefaultParagraphFont" style:family="text">
      <style:text-properties style:font-name="Cambria Math" style:font-name-complex="Cambria Math"/>
    </style:style>
    <style:style style:name="T105" style:parent-style-name="DefaultParagraphFont" style:family="text">
      <style:text-properties style:font-name="Cambria Math" style:font-name-complex="Cambria Math"/>
    </style:style>
    <style:style style:name="T106" style:parent-style-name="DefaultParagraphFont" style:family="text">
      <style:text-properties style:font-name="Cambria Math" style:font-name-complex="Cambria Math"/>
    </style:style>
    <style:style style:name="T107" style:parent-style-name="DefaultParagraphFont" style:family="text">
      <style:text-properties style:font-name="Cambria Math" style:font-name-complex="Cambria Math"/>
    </style:style>
    <style:style style:name="T108" style:parent-style-name="DefaultParagraphFont" style:family="text">
      <style:text-properties style:font-name="Cambria Math" style:font-name-complex="Cambria Math"/>
    </style:style>
    <style:style style:name="T109" style:parent-style-name="DefaultParagraphFont" style:family="text">
      <style:text-properties style:font-name="Cambria Math" style:font-name-complex="Cambria Math"/>
    </style:style>
    <style:style style:name="T110" style:parent-style-name="DefaultParagraphFont" style:family="text">
      <style:text-properties style:font-name="Cambria Math" style:font-name-complex="Cambria Math"/>
    </style:style>
    <style:style style:name="T111" style:parent-style-name="DefaultParagraphFont" style:family="text">
      <style:text-properties style:font-name="Cambria Math" style:font-name-complex="Cambria Math"/>
    </style:style>
    <style:style style:name="T112" style:parent-style-name="DefaultParagraphFont" style:family="text">
      <style:text-properties style:font-name="Cambria Math" style:font-name-complex="Cambria Math"/>
    </style:style>
    <style:style style:name="T113" style:parent-style-name="DefaultParagraphFont" style:family="text">
      <style:text-properties style:font-name="Cambria Math" style:font-name-complex="Cambria Math"/>
    </style:style>
    <style:style style:name="T114" style:parent-style-name="DefaultParagraphFont" style:family="text">
      <style:text-properties style:font-name="Cambria Math" style:font-name-complex="Cambria Math"/>
    </style:style>
    <style:style style:name="T115" style:parent-style-name="DefaultParagraphFont" style:family="text">
      <style:text-properties style:font-name="Cambria Math" style:font-name-complex="Cambria Math"/>
    </style:style>
    <style:style style:name="T116" style:parent-style-name="DefaultParagraphFont" style:family="text">
      <style:text-properties style:font-name="Cambria Math" style:font-name-complex="Cambria Math"/>
    </style:style>
    <style:style style:name="T117" style:parent-style-name="DefaultParagraphFont" style:family="text">
      <style:text-properties style:font-name="Cambria Math" style:font-name-complex="Cambria Math"/>
    </style:style>
    <style:style style:name="T118" style:parent-style-name="DefaultParagraphFont" style:family="text">
      <style:text-properties style:font-name="Cambria Math" style:font-name-complex="Cambria Math"/>
    </style:style>
    <style:style style:name="T119" style:parent-style-name="DefaultParagraphFont" style:family="text">
      <style:text-properties style:font-name="Cambria Math" style:font-name-complex="Cambria Math"/>
    </style:style>
    <style:style style:name="T120" style:parent-style-name="DefaultParagraphFont" style:family="text">
      <style:text-properties style:font-name="Cambria Math" style:font-name-complex="Cambria Math"/>
    </style:style>
    <style:style style:name="T121" style:parent-style-name="DefaultParagraphFont" style:family="text">
      <style:text-properties style:font-name="Cambria Math" style:font-name-complex="Cambria Math"/>
    </style:style>
    <style:style style:name="T122" style:parent-style-name="DefaultParagraphFont" style:family="text">
      <style:text-properties style:font-name="Cambria Math" style:font-name-complex="Cambria Math"/>
    </style:style>
    <style:style style:name="T123" style:parent-style-name="DefaultParagraphFont" style:family="text">
      <style:text-properties style:font-name="Cambria Math" style:font-name-complex="Cambria Math"/>
    </style:style>
    <style:style style:name="T124" style:parent-style-name="DefaultParagraphFont" style:family="text">
      <style:text-properties style:font-name="Cambria Math" style:font-name-complex="Cambria Math"/>
    </style:style>
    <style:style style:name="T125" style:parent-style-name="DefaultParagraphFont" style:family="text">
      <style:text-properties style:font-name="Cambria Math" style:font-name-complex="Cambria Math"/>
    </style:style>
    <style:style style:name="P126" style:parent-style-name="Normal" style:family="paragraph">
      <style:paragraph-properties fo:break-before="page"/>
    </style:style>
    <style:style style:name="T127" style:parent-style-name="DefaultParagraphFont" style:family="text">
      <style:text-properties style:font-name="Cambria Math" style:font-name-complex="Cambria Math"/>
    </style:style>
    <style:style style:name="T128" style:parent-style-name="DefaultParagraphFont" style:family="text">
      <style:text-properties style:font-name="Cambria Math" style:font-name-complex="Cambria Math"/>
    </style:style>
    <style:style style:name="T129" style:parent-style-name="DefaultParagraphFont" style:family="text">
      <style:text-properties style:font-name="Cambria Math" style:font-name-complex="Cambria Math"/>
    </style:style>
    <style:style style:name="T130" style:parent-style-name="DefaultParagraphFont" style:family="text">
      <style:text-properties style:font-name="Calibri" style:font-name-complex="Calibri"/>
    </style:style>
    <style:style style:name="T131" style:parent-style-name="DefaultParagraphFont" style:family="text">
      <style:text-properties style:font-name="Cambria Math" style:font-name-complex="Cambria Math"/>
    </style:style>
    <style:style style:name="T132" style:parent-style-name="DefaultParagraphFont" style:family="text">
      <style:text-properties style:font-name="Cambria Math" style:font-name-complex="Cambria Math"/>
    </style:style>
    <style:style style:name="T133" style:parent-style-name="DefaultParagraphFont" style:family="text">
      <style:text-properties style:font-name="Cambria Math" style:font-name-complex="Cambria Math"/>
    </style:style>
    <style:style style:name="T134" style:parent-style-name="DefaultParagraphFont" style:family="text">
      <style:text-properties style:font-name="Cambria Math" style:font-name-complex="Cambria Math"/>
    </style:style>
    <style:style style:name="T135" style:parent-style-name="DefaultParagraphFont" style:family="text">
      <style:text-properties style:font-name="Cambria Math" style:font-name-complex="Cambria Math"/>
    </style:style>
    <style:style style:name="T136" style:parent-style-name="DefaultParagraphFont" style:family="text">
      <style:text-properties style:font-name="Cambria Math" style:font-name-complex="Cambria Math"/>
    </style:style>
    <style:style style:name="T137" style:parent-style-name="DefaultParagraphFont" style:family="text">
      <style:text-properties style:font-name="Cambria Math" style:font-name-complex="Cambria Math"/>
    </style:style>
    <style:style style:name="T138" style:parent-style-name="DefaultParagraphFont" style:family="text">
      <style:text-properties style:font-name="Cambria Math" style:font-name-complex="Cambria Math"/>
    </style:style>
    <style:style style:name="T139" style:parent-style-name="DefaultParagraphFont" style:family="text">
      <style:text-properties style:font-name="Cambria Math" style:font-name-complex="Cambria Math"/>
    </style:style>
    <style:style style:name="T140" style:parent-style-name="DefaultParagraphFont" style:family="text">
      <style:text-properties style:font-name="Cambria Math" style:font-name-complex="Cambria Math"/>
    </style:style>
    <style:style style:name="T141" style:parent-style-name="DefaultParagraphFont" style:family="text">
      <style:text-properties style:font-name="Cambria Math" style:font-name-complex="Cambria Math"/>
    </style:style>
    <style:style style:name="T142" style:parent-style-name="DefaultParagraphFont" style:family="text">
      <style:text-properties style:font-name="Cambria Math" style:font-name-complex="Cambria Math"/>
    </style:style>
    <style:style style:name="T143" style:parent-style-name="DefaultParagraphFont" style:family="text">
      <style:text-properties style:font-name="Cambria Math" style:font-name-complex="Cambria Math"/>
    </style:style>
    <style:style style:name="T144" style:parent-style-name="DefaultParagraphFont" style:family="text">
      <style:text-properties style:font-name="Cambria Math" style:font-name-complex="Cambria Math"/>
    </style:style>
    <style:style style:name="T145" style:parent-style-name="DefaultParagraphFont" style:family="text">
      <style:text-properties style:font-name="Cambria Math" style:font-name-complex="Cambria Math"/>
    </style:style>
    <style:style style:name="T146" style:parent-style-name="DefaultParagraphFont" style:family="text">
      <style:text-properties style:font-name="Cambria Math" style:font-name-complex="Cambria Math"/>
    </style:style>
    <style:style style:name="T147" style:parent-style-name="DefaultParagraphFont" style:family="text">
      <style:text-properties style:font-name="Cambria Math" style:font-name-complex="Cambria Math"/>
    </style:style>
    <style:style style:name="T148" style:parent-style-name="DefaultParagraphFont" style:family="text">
      <style:text-properties style:font-name="Cambria Math" style:font-name-complex="Cambria Math"/>
    </style:style>
    <style:style style:name="T149" style:parent-style-name="DefaultParagraphFont" style:family="text">
      <style:text-properties style:font-name="Cambria Math" style:font-name-complex="Cambria Math"/>
    </style:style>
    <style:style style:name="T150" style:parent-style-name="DefaultParagraphFont" style:family="text">
      <style:text-properties style:font-name="Cambria Math" style:font-name-complex="Cambria Math"/>
    </style:style>
    <style:style style:name="T151" style:parent-style-name="DefaultParagraphFont" style:family="text">
      <style:text-properties style:font-name="Cambria Math" style:font-name-complex="Cambria Math"/>
    </style:style>
    <style:style style:name="T152" style:parent-style-name="DefaultParagraphFont" style:family="text">
      <style:text-properties style:font-name="Cambria Math" style:font-name-complex="Cambria Math"/>
    </style:style>
    <style:style style:name="T153" style:parent-style-name="DefaultParagraphFont" style:family="text">
      <style:text-properties style:font-name="Cambria Math" style:font-name-complex="Cambria Math"/>
    </style:style>
    <style:style style:name="T154" style:parent-style-name="DefaultParagraphFont" style:family="text">
      <style:text-properties style:font-name="Cambria Math" style:font-name-complex="Cambria Math"/>
    </style:style>
    <style:style style:name="T155" style:parent-style-name="DefaultParagraphFont" style:family="text">
      <style:text-properties style:font-name="Cambria Math" style:font-name-complex="Cambria Math"/>
    </style:style>
    <style:style style:name="T156" style:parent-style-name="DefaultParagraphFont" style:family="text">
      <style:text-properties style:font-name="Cambria Math" style:font-name-complex="Cambria Math"/>
    </style:style>
    <style:style style:name="T157" style:parent-style-name="DefaultParagraphFont" style:family="text">
      <style:text-properties style:font-name="Cambria Math" style:font-name-complex="Cambria Math"/>
    </style:style>
    <style:style style:name="T158" style:parent-style-name="DefaultParagraphFont" style:family="text">
      <style:text-properties style:font-name="Cambria Math" style:font-name-complex="Cambria Math"/>
    </style:style>
    <style:style style:name="T159" style:parent-style-name="DefaultParagraphFont" style:family="text">
      <style:text-properties style:font-name="Cambria Math" style:font-name-complex="Cambria Math"/>
    </style:style>
    <style:style style:name="T160" style:parent-style-name="DefaultParagraphFont" style:family="text">
      <style:text-properties style:font-name="Cambria Math" style:font-name-complex="Cambria Math"/>
    </style:style>
    <style:style style:name="T161" style:parent-style-name="DefaultParagraphFont" style:family="text">
      <style:text-properties style:font-name="Cambria Math" style:font-name-complex="Cambria Math"/>
    </style:style>
    <style:style style:name="T162" style:parent-style-name="DefaultParagraphFont" style:family="text">
      <style:text-properties style:font-name="Cambria Math" style:font-name-complex="Cambria Math"/>
    </style:style>
    <style:style style:name="T163" style:parent-style-name="DefaultParagraphFont" style:family="text">
      <style:text-properties style:font-name="Cambria Math" style:font-name-complex="Cambria Math"/>
    </style:style>
    <style:style style:name="T164" style:parent-style-name="DefaultParagraphFont" style:family="text">
      <style:text-properties style:font-name="Cambria Math" style:font-name-complex="Cambria Math"/>
    </style:style>
    <style:style style:name="T165" style:parent-style-name="DefaultParagraphFont" style:family="text">
      <style:text-properties style:font-name="Cambria Math" style:font-name-complex="Cambria Math"/>
    </style:style>
    <style:style style:name="T166" style:parent-style-name="DefaultParagraphFont" style:family="text">
      <style:text-properties style:font-name="Cambria Math" style:font-name-complex="Cambria Math"/>
    </style:style>
    <style:style style:name="T167" style:parent-style-name="DefaultParagraphFont" style:family="text">
      <style:text-properties style:font-name="Cambria Math" style:font-name-complex="Cambria Math"/>
    </style:style>
    <style:style style:name="T168" style:parent-style-name="DefaultParagraphFont" style:family="text">
      <style:text-properties style:font-name="Cambria Math" style:font-name-complex="Cambria Math"/>
    </style:style>
    <style:style style:name="T169" style:parent-style-name="DefaultParagraphFont" style:family="text">
      <style:text-properties style:font-name="Cambria Math" style:font-name-complex="Cambria Math"/>
    </style:style>
    <style:style style:name="T170" style:parent-style-name="DefaultParagraphFont" style:family="text">
      <style:text-properties style:font-name="Cambria Math" style:font-name-complex="Cambria Math"/>
    </style:style>
    <style:style style:name="T171" style:parent-style-name="DefaultParagraphFont" style:family="text">
      <style:text-properties style:font-name="Cambria Math" style:font-name-complex="Cambria Math"/>
    </style:style>
    <style:style style:name="T172" style:parent-style-name="DefaultParagraphFont" style:family="text">
      <style:text-properties style:font-name="Cambria Math" style:font-name-complex="Cambria Math"/>
    </style:style>
    <style:style style:name="T173" style:parent-style-name="DefaultParagraphFont" style:family="text">
      <style:text-properties style:font-name="Cambria Math" style:font-name-complex="Cambria Math"/>
    </style:style>
    <style:style style:name="T174" style:parent-style-name="DefaultParagraphFont" style:family="text">
      <style:text-properties style:font-name="Cambria Math" style:font-name-complex="Cambria Math"/>
    </style:style>
    <style:style style:name="T175" style:parent-style-name="DefaultParagraphFont" style:family="text">
      <style:text-properties style:font-name="Cambria Math" style:font-name-complex="Cambria Math"/>
    </style:style>
  </office:automatic-styles>
  <office:body>
    <office:text text:use-soft-page-breaks="true">
      <text:p text:style-name="P1">Solution 1 for module Thermofluid Dynamics (Aero) 55-504111 Dr Torsten Schenkel Associate Professor of Continuum Mechanics Department of Engineering and Mathematics Sheffield Hallam University Sheffield S1 1WB Tel: +44 (0)114 225 6294 Email: t.schenkel@shu.ac.uk Indicative solutions only. May contain errors. Questions: 1. Consider the flow through a rocket nozzle.<text:s/></text:p>
      <text:p text:style-name="Normal"/>
      <text:p text:style-name="Normal">Assume that the gas flow is an isentropic expansion of a calorically perfect gas. In the combustion chamber, the gas which results from the combustion of rocket fuel and oxidiser (Methane/LOX) has a pressure of 15atm and a temperature of 2500K. The molecular weight and specific heat (constant pressure) for the combusted gas is 27 and 2112 J/kgK, respectively1. a. The pressure at the exit (ambient pressure) is 0.372atm.<text:s/></text:p>
      <text:p text:style-name="Normal"/>
      <text:p text:style-name="Normal">What is the temperature at the exit? Calculate T from isentropic relations:<text:s/></text:p>
      <text:p text:style-name="Normal"><text:span text:style-name="T2">𝑇𝑒</text:span><text:s/><text:span text:style-name="T3">𝑇</text:span>0 = (<text:s/><text:span text:style-name="T4">𝑝𝑒</text:span><text:s/><text:span text:style-name="T5">𝑝</text:span>0 )<text:s/><text:span text:style-name="T6">𝛾</text:span>−1<text:s/><text:span text:style-name="T7">𝛾</text:span><text:s/><text:span text:style-name="T8">𝑇𝑒</text:span><text:s/>=<text:s/><text:span text:style-name="T9">𝑇</text:span>0 (<text:s/><text:span text:style-name="T10">𝑝𝑒</text:span><text:s/><text:span text:style-name="T11">𝑝</text:span>0 )<text:s/><text:span text:style-name="T12">𝛾</text:span>−1<text:s/><text:span text:style-name="T13">𝛾</text:span><text:s/><text:span text:style-name="T14">𝛾</text:span><text:s/>can be calculated from the thermodynamic properties given:<text:s/><text:span text:style-name="T15">𝛾</text:span><text:s/>=<text:s/><text:span text:style-name="T16">𝑐𝑝</text:span><text:s/><text:span text:style-name="T17">𝑐𝑣</text:span><text:s/>where<text:s/><text:span text:style-name="T18">𝑅𝑠𝑝𝑒𝑐</text:span><text:s/>=<text:s/><text:span text:style-name="T19">𝑐𝑝</text:span><text:s/>−<text:s/><text:span text:style-name="T20">𝑐𝑣</text:span><text:s/><text:span text:style-name="T21">𝑐𝑣</text:span><text:s/>=<text:s/><text:span text:style-name="T22">𝑐𝑝</text:span><text:s/>−<text:s/><text:span text:style-name="T23">𝑅𝑠𝑝𝑒𝑐</text:span><text:s/>and<text:s/><text:span text:style-name="T24">𝑅𝑠𝑝𝑒𝑐</text:span><text:s/>=<text:s/><text:span text:style-name="T25">𝑅𝑔𝑒𝑛</text:span><text:s/><text:span text:style-name="T26">𝑀</text:span><text:s/>= 8314<text:s/><text:span text:style-name="T27">𝐽</text:span><text:s/><text:span text:style-name="T28">𝑘𝑚𝑜𝑙</text:span><text:s/><text:span text:style-name="T29">𝐾</text:span><text:s/>27<text:s/><text:span text:style-name="T30">𝑘𝑔</text:span><text:s/><text:span text:style-name="T31">𝑘𝑚𝑜𝑙</text:span><text:s/>= 307.9<text:s/><text:span text:style-name="T32">𝐽</text:span><text:s/><text:span text:style-name="T33">𝑘𝑔</text:span><text:s/><text:span text:style-name="T34">𝐾</text:span><text:s/><text:span text:style-name="T35">𝛾</text:span><text:s/>=<text:s/><text:span text:style-name="T36">𝑐𝑝</text:span><text:s/><text:span text:style-name="T37">𝑐𝑝</text:span><text:s/>−<text:s/><text:span text:style-name="T38">𝑅𝑠𝑝𝑒𝑐</text:span><text:s/>= 2112 2112 − 307.9 = 1.17 so<text:s/><text:span text:style-name="T39">𝑇𝑒</text:span><text:s/>=<text:s/><text:span text:style-name="T40">𝑇</text:span>0 (<text:s/><text:span text:style-name="T41">𝑝𝑒</text:span><text:s/><text:span text:style-name="T42">𝑝</text:span>0 )<text:s/><text:span text:style-name="T43">𝛾</text:span>−1<text:s/><text:span text:style-name="T44">𝛾</text:span><text:s/>= 2500<text:span text:style-name="T45">𝐾</text:span><text:s/>( 0.372 15 ) 1.17−1 1.17 = 1458<text:s/><text:span text:style-name="T46">𝐾</text:span><text:s/>b.<text:s/></text:p>
      <text:p text:style-name="Normal"/>
      <text:p text:style-name="Normal">Calculate the Mach number and speed at the exit of the engine. Mach number can be calculated from pressure or temperature ratio. From pressure ratio: 1 Can you work these out from the stoichiometry of the combustion?<text:s/></text:p>
      <text:p text:style-name="Normal"/>
      <text:p text:style-name="Normal"><text:span text:style-name="T47">𝑝</text:span><text:s/><text:span text:style-name="T48">𝑝</text:span>0 = 1 (1 +<text:s/><text:span text:style-name="T49">𝛾</text:span><text:s/>− 1 2<text:s/><text:span text:style-name="T50">𝑀</text:span>2)<text:s/><text:span text:style-name="T51">𝛾</text:span><text:s/><text:span text:style-name="T52">𝛾</text:span>−1<text:s/><text:span text:style-name="T53">𝑝</text:span>0<text:s/><text:span text:style-name="T54">𝑝𝑒</text:span><text:s/>= (1 +<text:s/><text:span text:style-name="T55">𝛾</text:span><text:s/>− 1 2<text:s/><text:span text:style-name="T56">𝑀𝑒</text:span><text:s/>2)<text:s/><text:span text:style-name="T57">𝛾</text:span><text:s/><text:span text:style-name="T58">𝛾</text:span>−1 (<text:s/><text:span text:style-name="T59">𝑝</text:span>0<text:s/><text:span text:style-name="T60">𝑝𝑒</text:span><text:s/>)<text:s/><text:span text:style-name="T61">𝛾</text:span>−1<text:s/><text:span text:style-name="T62">𝛾</text:span><text:s/>= 1 +<text:s/><text:span text:style-name="T63">𝛾</text:span><text:s/>− 1 2<text:s/><text:span text:style-name="T64">𝑀𝑒</text:span><text:s/>2<text:s/><text:span text:style-name="T65">𝑀𝑒</text:span><text:s/>= √ 2 (<text:s/><text:span text:style-name="T66">𝑝</text:span>0<text:s/><text:span text:style-name="T67">𝑝𝑒</text:span><text:s/>)<text:s/><text:span text:style-name="T68">𝛾</text:span>−1<text:s/><text:span text:style-name="T69">𝛾</text:span><text:s/>− 1<text:s/><text:span text:style-name="T70">𝛾</text:span><text:s/>− 1 = 2.9 Speed:<text:s/><text:span text:style-name="T71">𝑢</text:span><text:s/>=<text:s/><text:span text:style-name="T72">𝑀</text:span><text:s/>√<text:span text:style-name="T73">𝛾𝑅𝑇</text:span><text:s/>= 2097.6<text:s/><text:span text:style-name="T74">𝑚</text:span><text:s/><text:span text:style-name="T75">𝑠</text:span><text:s/>c.<text:s/></text:p>
      <text:p text:style-name="Normal"/>
      <text:p text:style-name="Normal">If the required thrust at that altitude is 4.5 ∙ 105<text:span text:style-name="T76">𝑁</text:span>, what is the mass flow rate through the engine? Thrust of a rocket engine:<text:s/><text:span text:style-name="T77">𝐹𝑡</text:span><text:s/>=<text:s/><text:span text:style-name="T78">𝑚</text:span><text:span text:style-name="T79">̇</text:span><text:s/><text:span text:style-name="T80">𝑢</text:span><text:s/><text:span text:style-name="T81">𝑚</text:span><text:span text:style-name="T82">̇</text:span><text:s/>=<text:s/><text:span text:style-name="T83">𝐹𝑡</text:span><text:s/><text:span text:style-name="T84">𝑢</text:span><text:s/>= 215<text:s/><text:span text:style-name="T85">𝑘𝑔</text:span><text:s/><text:span text:style-name="T86">𝑠</text:span><text:s/>d. What is the required area (and diameter) at the throat and at the exit to achieve the desired flow?<text:s/></text:p>
      <text:p text:style-name="Normal"/>
      <text:p text:style-name="Normal">From mass flow rate at the throat:<text:s/></text:p>
      <text:p text:style-name="Normal"><text:span text:style-name="T87">𝑚</text:span><text:span text:style-name="T88">̇</text:span><text:s/>=<text:s/><text:span text:style-name="T89">𝑢</text:span><text:s/><text:span text:style-name="T90">∗𝜌</text:span><text:s/><text:span text:style-name="T91">∗𝐴</text:span><text:s/><text:span text:style-name="T92">∗</text:span><text:s/>=<text:s/><text:span text:style-name="T93">𝑎</text:span><text:s/><text:span text:style-name="T94">∗𝜌</text:span><text:s/><text:span text:style-name="T95">∗𝐴</text:span><text:s/><text:span text:style-name="T96">∗</text:span><text:s/><text:span text:style-name="T97">𝐴</text:span><text:s/><text:span text:style-name="T98">∗</text:span><text:s/>=<text:s/><text:span text:style-name="T99">𝑚</text:span><text:span text:style-name="T100">̇</text:span><text:s/><text:span text:style-name="T101">𝑎</text:span><text:s/><text:span text:style-name="T102">∗𝜌</text:span><text:s/><text:span text:style-name="T103">∗</text:span><text:s/>with:<text:s/><text:span text:style-name="T104">𝑎</text:span><text:s/><text:span text:style-name="T105">∗</text:span><text:s/>= √<text:span text:style-name="T106">𝛾𝑅𝑇</text:span><text:s/><text:span text:style-name="T107">∗</text:span><text:s/>= √<text:span text:style-name="T108">𝛾𝑅</text:span><text:s/><text:span text:style-name="T109">𝑇</text:span>0 2<text:s/><text:span text:style-name="T110">𝛾</text:span><text:s/>+ 1 = 911.1<text:s/><text:span text:style-name="T111">𝑚</text:span>/<text:span text:style-name="T112">𝑠</text:span><text:s/><text:span text:style-name="T113">𝜌</text:span><text:s/><text:span text:style-name="T114">∗</text:span><text:s/>=<text:s/><text:span text:style-name="T115">𝜌</text:span>0 ( 2<text:s/><text:span text:style-name="T116">𝛾</text:span><text:s/>+ 1 ) 1<text:s/><text:span text:style-name="T117">𝛾</text:span>−1 ρ0 =<text:s/><text:span text:style-name="T118">𝑝</text:span>0<text:s/><text:span text:style-name="T119">𝑅</text:span><text:s/><text:span text:style-name="T120">𝑇</text:span>0 = 1.975<text:s/><text:span text:style-name="T121">𝑘𝑔</text:span>/<text:span text:style-name="T122">𝑚</text:span>3 ρ<text:s/><text:span text:style-name="T123">∗</text:span><text:s/>= 1.222<text:s/><text:span text:style-name="T124">𝑘𝑔</text:span>/<text:span text:style-name="T125">𝑚</text:span>3<text:s/></text:p>
      <text:p text:style-name="P126"/>
      <text:soft-page-break/>
      <text:p text:style-name="Normal">Be aware that you need the pressure in Pa, not atm!<text:s/></text:p>
      <text:p text:style-name="Normal"><text:span text:style-name="T127">𝐴</text:span><text:s/><text:span text:style-name="T128">∗</text:span><text:s/>=<text:s/><text:span text:style-name="T129">𝑚</text:span><text:span text:style-name="T130">̇</text:span><text:s/>√<text:span text:style-name="T131">𝛾𝑅</text:span><text:s/><text:span text:style-name="T132">𝑇</text:span>0 2<text:s/><text:span text:style-name="T133">𝛾</text:span><text:s/>+ 1<text:s/><text:span text:style-name="T134">𝜌</text:span>0 ( 2<text:s/><text:span text:style-name="T135">𝛾</text:span><text:s/>+ 1 ) 1<text:s/><text:span text:style-name="T136">𝛾</text:span>−1 = 0.1931<text:s/><text:span text:style-name="T137">𝑚</text:span>2<text:s/><text:span text:style-name="T138">𝑅</text:span><text:s/><text:span text:style-name="T139">∗</text:span><text:s/>= √<text:s/><text:span text:style-name="T140">𝐴∗</text:span><text:s/><text:span text:style-name="T141">𝜋</text:span><text:s/>= 0.2479<text:s/><text:span text:style-name="T142">𝑚</text:span><text:s/>(<text:s/><text:span text:style-name="T143">𝐴</text:span><text:s/><text:span text:style-name="T144">𝐴∗</text:span><text:s/>) 2 = 1<text:s/><text:span text:style-name="T145">𝑀</text:span>2 [ 2<text:s/><text:span text:style-name="T146">𝛾</text:span><text:s/>+ 1 (1 +<text:s/><text:span text:style-name="T147">𝛾</text:span><text:s/>− 1 2<text:s/><text:span text:style-name="T148">𝑀</text:span>2)]<text:s/><text:span text:style-name="T149">𝛾</text:span>+1<text:s/><text:span text:style-name="T150">𝛾</text:span>−1<text:s/><text:span text:style-name="T151">𝐴𝑒</text:span><text:s/>=<text:s/><text:span text:style-name="T152">𝐴</text:span><text:s/><text:span text:style-name="T153">∗</text:span><text:s/>√ 1<text:s/><text:span text:style-name="T154">𝑀𝑒</text:span><text:s/>2 [ 2<text:s/><text:span text:style-name="T155">𝛾</text:span><text:s/>+ 1 (1 +<text:s/><text:span text:style-name="T156">𝛾</text:span><text:s/>− 1 2<text:s/><text:span text:style-name="T157">𝑀𝑒</text:span><text:s/>2)]<text:s/><text:span text:style-name="T158">𝛾</text:span>+1<text:s/><text:span text:style-name="T159">𝛾</text:span>−1 = 1.236<text:s/><text:span text:style-name="T160">𝑚</text:span>2<text:s/><text:span text:style-name="T161">𝑅</text:span>0 = √<text:s/><text:span text:style-name="T162">𝐴</text:span>0<text:s/><text:span text:style-name="T163">𝜋</text:span><text:s/>= 0.627<text:s/><text:span text:style-name="T164">𝑚</text:span><text:s/>2.<text:s/></text:p>
      <text:p text:style-name="Normal">A blunt nosed cruise missile is flying at Mach 2 at standard sea level. Calculate the pressure and temperature at the nose of the missile. Easy way: The stagnation point temperature does not change over the shock.<text:s/></text:p>
      <text:p text:style-name="Normal">So the stagnation temperature is the same as<text:s/><text:span text:style-name="T165">𝑇</text:span>0!<text:s/><text:span text:style-name="T166">𝑇</text:span><text:s/><text:span text:style-name="T167">𝑇</text:span>0 = 1 1 +<text:s/><text:span text:style-name="T168">𝛾</text:span><text:s/>− 1 2<text:s/><text:span text:style-name="T169">𝑀</text:span>2<text:s/><text:span text:style-name="T170">𝑇</text:span>0 =<text:s/><text:span text:style-name="T171">𝑇</text:span><text:s/>(1 +<text:s/><text:span text:style-name="T172">𝛾</text:span><text:s/>− 1 2<text:s/><text:span text:style-name="T173">𝑀</text:span>2) = 288<text:span text:style-name="T174">𝐾</text:span><text:s/>(1 + 1.4 − 1 2 2 2) = 518.4<text:s/><text:span text:style-name="T175">𝐾</text:span><text:s/>3. Consider a point in a supersonic flow where the static pressure is 0.4bar. When a Pitot tube is inserted in the flow at this point, the pressure recorded is 3bar. Calculate the Mach number of the flow at that point. TB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enji Imber</meta:initial-creator>
    <dc:creator>Benji Imber</dc:creator>
    <meta:creation-date>2023-12-16T17:31:00Z</meta:creation-date>
    <dc:date>2023-12-16T17:43:00Z</dc:date>
    <meta:template xlink:href="Normal" xlink:type="simple"/>
    <meta:editing-cycles>1</meta:editing-cycles>
    <meta:editing-duration>PT720S</meta:editing-duration>
    <meta:document-statistic meta:page-count="2" meta:paragraph-count="6" meta:word-count="468" meta:character-count="3136" meta:row-count="22" meta:non-whitespace-character-count="2674"/>
  </office:meta>
</office:document-meta>
</file>